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4472c4" draw:marker-start-width="0.321cm" draw:marker-end="msArrowEnd_20_5" draw:marker-end-width="0.279cm" draw:marker-end-center="false" draw:stroke-linejoin="miter" svg:stroke-linecap="butt" draw:fill="none" draw:textarea-vertical-align="top" draw:auto-grow-height="false" fo:min-height="3.03cm" fo:min-width="3.226cm" fo:padding-top="0.156cm" fo:padding-bottom="0.156cm" fo:padding-left="0.281cm" fo:padding-right="0.281cm" fo:wrap-option="wrap"/>
    </style:style>
    <style:style style:name="gr2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81cm" draw:marker-start-width="0.321cm" draw:marker-end-width="0.269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159cm" svg:stroke-color="#70ad47" draw:marker-start-width="0.438cm" draw:marker-end-width="0.386cm" draw:stroke-linejoin="miter" svg:stroke-linecap="butt" draw:fill="solid" draw:fill-color="#ffffff" draw:textarea-vertical-align="middle" draw:auto-grow-height="false" draw:fit-to-size="false" style:shrink-to-fit="false" fo:min-height="9.028cm" fo:min-width="5.214cm" fo:padding-top="0.187cm" fo:padding-bottom="0.187cm" fo:padding-left="0.312cm" fo:padding-right="0.312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81cm" draw:marker-start-width="0.321cm" draw:marker-end-width="0.269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81cm" svg:stroke-color="#70ad47" draw:marker-start-width="0.321cm" draw:marker-end-width="0.269cm" draw:stroke-linejoin="miter" svg:stroke-linecap="butt" draw:fill="solid" draw:fill-color="#ffffff" draw:textarea-vertical-align="middle" draw:auto-grow-height="false" draw:fit-to-size="false" style:shrink-to-fit="false" fo:min-height="9.106cm" fo:min-width="5.292cm" fo:padding-top="0.148cm" fo:padding-bottom="0.148cm" fo:padding-left="0.273cm" fo:padding-right="0.273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81cm" svg:stroke-color="#325490" draw:marker-start-width="0.321cm" draw:marker-end-width="0.269cm" draw:stroke-linejoin="miter" svg:stroke-linecap="butt" draw:fill="solid" draw:fill-color="#4472c4" draw:textarea-vertical-align="middle" draw:auto-grow-height="false" draw:fit-to-size="false" style:shrink-to-fit="false" fo:min-height="1.375cm" fo:min-width="5.292cm" fo:padding-top="0.148cm" fo:padding-bottom="0.148cm" fo:padding-left="0.273cm" fo:padding-right="0.273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2pt" style:font-size-asian="22pt" style:font-size-complex="22pt" fo:hyphenate="false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name="Curved Connector 4" draw:style-name="gr1" draw:text-style-name="P1" draw:layer="layout" svg:width="3.787cm" svg:height="3.341cm" draw:transform="rotate (-3.14159265358979) translate (19.735cm 4.794cm)">
            <text:p/>
  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Rectangle 5" draw:style-name="gr2" draw:text-style-name="P3" draw:layer="layout" svg:width="5.837cm" svg:height="9.401cm" svg:x="0.512cm" svg:y="0.5cm">
            <text:p text:style-name="P2"><text:span text:style-name="T1">Genesis block</text:span></text:p>
            <text:p text:style-name="P2"><text:span text:style-name="T2"/></text:p>
            <text:p text:style-name="P2"><text:span text:style-name="T2">Transactions &amp; other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3" draw:text-style-name="P3" draw:layer="layout" svg:width="5.837cm" svg:height="9.401cm" svg:x="10.137cm" svg:y="0.5cm">
              <text:p text:style-name="P2"><text:span text:style-name="T2">Block 1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4" draw:text-style-name="P4" draw:layer="layout" svg:width="5.837cm" svg:height="1.67cm" svg:x="10.137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5" draw:text-style-name="P3" draw:layer="layout" svg:width="5.837cm" svg:height="9.401cm" svg:x="19.762cm" svg:y="0.5cm">
              <text:p text:style-name="P2"><text:span text:style-name="T2">Block 2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6" draw:text-style-name="P4" draw:layer="layout" svg:width="5.837cm" svg:height="1.67cm" svg:x="19.762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3" draw:style-name="gr7" draw:text-style-name="P6" draw:layer="layout" svg:width="4.633cm" svg:height="1.773cm" svg:x="25.6cm" svg:y="3.884cm">
            <text:p text:style-name="P5"><text:span text:style-name="T4">. . . . 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" draw:style-name="gr8" draw:text-style-name="P8" draw:layer="layout" svg:width="5.837cm" svg:height="9.401cm" svg:x="0.512cm" svg:y="0.5cm">
            <text:p text:style-name="P7"><text:span text:style-name="T5">Genesis block</text:span></text:p>
            <text:p text:style-name="P7"><text:span text:style-name="T6"/></text:p>
            <text:p text:style-name="P7"><text:span text:style-name="T6">Transactions &amp; other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">
            <draw:custom-shape draw:name="Rectangle 2" draw:style-name="gr9" draw:text-style-name="P3" draw:layer="layout" svg:width="5.837cm" svg:height="9.401cm" svg:x="10.137cm" svg:y="0.5cm">
              <text:p text:style-name="P2"><text:span text:style-name="T2">Block 1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" draw:style-name="gr10" draw:text-style-name="P4" draw:layer="layout" svg:width="5.837cm" svg:height="1.67cm" svg:x="10.137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">
            <draw:custom-shape draw:name="Rectangle 4" draw:style-name="gr11" draw:text-style-name="P3" draw:layer="layout" svg:width="5.837cm" svg:height="9.401cm" svg:x="19.762cm" svg:y="0.5cm">
              <text:p text:style-name="P2"><text:span text:style-name="T2">Block 2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12" draw:text-style-name="P4" draw:layer="layout" svg:width="5.837cm" svg:height="1.67cm" svg:x="19.762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" draw:style-name="gr13" draw:text-style-name="P6" draw:layer="layout" svg:width="4.633cm" svg:height="1.773cm" svg:x="25.6cm" svg:y="3.884cm">
            <text:p text:style-name="P5"><text:span text:style-name="T4">. . . . 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custom-shape draw:name="Rectangle 7" draw:style-name="gr14" draw:text-style-name="P3" draw:layer="layout" svg:width="5.837cm" svg:height="9.401cm" svg:x="19.762cm" svg:y="0.5cm">
              <text:p text:style-name="P2"><text:span text:style-name="T2">Block 2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5" draw:text-style-name="P4" draw:layer="layout" svg:width="5.837cm" svg:height="1.67cm" svg:x="19.762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">
            <draw:custom-shape draw:name="Rectangle 13" draw:style-name="gr16" draw:text-style-name="P3" draw:layer="layout" svg:width="5.837cm" svg:height="9.401cm" svg:x="28.862cm" svg:y="0.5cm">
              <text:p text:style-name="P2"><text:span text:style-name="T2">Block N</text:span></text:p>
              <text:p text:style-name="P2"><text:span text:style-name="T2">Transactions &amp; other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7" draw:text-style-name="P4" draw:layer="layout" svg:width="5.837cm" svg:height="1.67cm" svg:x="28.862cm" svg:y="0.5cm">
              <text:p text:style-name="P2"><text:span text:style-name="T3">Previous has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urved Connector 5" draw:style-name="gr1" draw:text-style-name="P1" draw:layer="layout" svg:width="3.787cm" svg:height="3.341cm" draw:transform="rotate (-3.14159265358979) translate (10.134cm 4.87cm)">
            <text:p/>
  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5.21cm" fo:page-height="1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10:52:30.273909261</dc:date>
    <meta:editing-duration>PT1H30M12S</meta:editing-duration>
    <meta:editing-cycles>10</meta:editing-cycles>
    <meta:generator>LibreOffice/7.3.5.2$Linux_X86_64 LibreOffice_project/30$Build-2</meta:generator>
    <meta:document-statistic meta:object-count="25"/>
  </office:meta>
</office:document-meta>
</file>